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fo:font-variant="normal" fo:text-transform="none" fo:color="#000000" style:font-name="Arial1" fo:font-size="15pt" fo:letter-spacing="normal" fo:font-style="normal" fo:font-weight="bold" officeooo:paragraph-rsid="003c04d4"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208551"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fo:font-weight="normal" officeooo:rsid="001c32e7" style:font-name-asian="ArialMT" style:font-size-asian="12pt" style:font-weight-asian="normal" style:font-name-complex="ArialMT" style:font-size-complex="12pt" style:font-weight-complex="normal"/>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c04d4"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1ebd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text:span></text:span><text:span text:style-name="Page_20_Number"><text:span text:style-name="T4">8</text:span></text:span><text:span text:style-name="Page_20_Number"><text:span text:style-name="T2">, 201</text:span></text:span><text:span text:style-name="Page_20_Number"><text:span text:style-name="T5">6</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fo:font-variant="normal" fo:text-transform="none" fo:color="#000000" style:font-name="Arial1" fo:font-size="15pt" fo:letter-spacing="normal" fo:font-style="normal" fo:font-weight="bold" officeooo:paragraph-rsid="003c04d4"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04d4"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Firmware Upgrade</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4</text:span><text:span text:style-name="MT12">.</text:span><text:span text:style-name="MT13">4</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17S</meta:editing-duration>
    <meta:generator>LibreOffice/5.2.3.3$MacOSX_X86_64 LibreOffice_project/d54a8868f08a7b39642414cf2c8ef2f228f780cf</meta:generator>
    <dc:date>2021-04-26T12:57:23.325437023</dc:date>
    <meta:printed-by>Bob Jacobsen</meta:printed-by>
    <meta:print-date>2010-09-15T08:46:04</meta:print-date>
    <meta:document-statistic meta:table-count="2" meta:image-count="1" meta:object-count="0" meta:page-count="2" meta:paragraph-count="39" meta:word-count="1181" meta:character-count="7979" meta:non-whitespace-character-count="6811"/>
  </office:meta>
</office:document-meta>
</file>